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c79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fcd" style:font-weight-asian="bold" style:font-weight-complex="bold"/>
    </style:style>
    <style:style style:name="T3" style:family="text">
      <style:text-properties officeooo:rsid="0018f5bc"/>
    </style:style>
    <style:style style:name="T4" style:family="text">
      <style:text-properties officeooo:rsid="001adfcd"/>
    </style:style>
    <style:style style:name="T5" style:family="text">
      <style:text-properties officeooo:rsid="001c79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ASSUNTI PREFAZIONE MALAVOGLIA <text:span text:style-name="T5">(pg.172)</text:span></text:p>
      <text:p text:style-name="Standard"/>
      <text:p text:style-name="Standard"/>
      <text:p text:style-name="Standard"/>
      <text:p text:style-name="Standard"/>
      <text:p text:style-name="Standard"><text:span text:style-name="T1">1 – 9)</text:span> Il fine scientifico de I Malavoglia è cercare di capire cosa porti una famiglia delle più modeste condizioni a cercare di migliorare il proprio stile di vita. <text:span text:style-name="T3">Parte dalla famiglia più povera perchè è più semplice fare questa analisi</text:span>. <text:span text:style-name="T4">(usa il metodo scientifico: lo scrittore diventa uno scienziato).</text:span></text:p>
      <text:p text:style-name="Standard"/>
      <text:p text:style-name="Standard"><text:span text:style-name="T1">10 – 21)</text:span> <text:s/>Secondo Verga la ricerca del progresso si distingue in base alla classe sociale a cui si appartiene: per quella più bassa, rappresentata dai Malavoglia, è la lotta per i bisogni materiali. Poi salendo di classe diverrà avidità di ricchezza, vanità aristocratica etc..</text:p>
      <text:p text:style-name="Standard">e Verga vuole rappresentare questo particoloare aspetto relativo a tutte le classi sociali attraverso le sue opere.</text:p>
      <text:p text:style-name="Standard"/>
      <text:p text:style-name="Standard"><text:span text:style-name="T1">21 – 28)</text:span> <text:span text:style-name="T4">Dato il principio della </text:span><text:span text:style-name="T2">forma inerente al soggetto</text:span><text:span text:style-name="T4">, e</text:span>gli sostiene che salendo di classe sociale sia sempre <text:span text:style-name="T1">più difficile</text:span> per i veristi rappresentare le vere emozioni dei personaggi, poichè le persone colte e ricche normalmente tengono a nascondere i propri sentimenti. </text:p>
      <text:p text:style-name="Standard"/>
      <text:p text:style-name="Standard"><text:span text:style-name="T1">29 – 44)</text:span> <text:s/>Verga ritiene che il progresso è come un fiume in piena: solo chi riuscirà a starne al passo riuscirà a coglierne i benefici, mentre coloro che resteranno indietro verranno sconfitti.</text:p>
      <text:p text:style-name="Standard"/>
      <text:p text:style-name="P2"><text:span text:style-name="T1">45 – 57) </text:span>Sono "vinti" dal progresso tutti coloro che lo hanno cercato con troppa avidità e cercando di avanzare nelle classi superiori, estranee a loro. <text:span text:style-name="T5">E quindi non solo i poveri.</text:span></text:p>
      <text:p text:style-name="P2">Inoltre spiega che per capire questo fenomeno bisogna regredire all'osservazione della realtà da vic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18S</meta:editing-duration>
    <meta:editing-cycles>9</meta:editing-cycles>
    <meta:generator>LibreOffice/5.2.1.2$Windows_x86 LibreOffice_project/31dd62db80d4e60af04904455ec9c9219178d620</meta:generator>
    <dc:date>2017-10-11T10:44:30.945000000</dc:date>
    <meta:document-statistic meta:table-count="0" meta:image-count="0" meta:object-count="0" meta:page-count="1" meta:paragraph-count="8" meta:word-count="235" meta:character-count="1493" meta:non-whitespace-character-count="1258"/>
    <meta:user-defined meta:name="Info 1"/>
    <meta:user-defined meta:name="Info 2"/>
    <meta:user-defined meta:name="Info 3"/>
    <meta:user-defined meta:name="Info 4"/>
  </office:meta>
</office:document-meta>
</file>